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-(或与mDisabledTags冲突)-不需要,则返回false!</text:p>
      <text:p text:style-name="Text_20_body"><text:tab/>boolean isItemChecked( CBMenuItem item);<text:tab/>item是否已经被加入 mMenuItemList</text:p>
      <text:p text:style-name="Text_20_body"><text:tab/>int getItemCheckedCount(CBMenuItem item);<text:tab/>item中的checkedCount</text:p>
      <text:p text:style-name="Text_20_body"><text:tab/>boolean isItemDisabled( CBMenuItem item);<text:tab/>item是否与mDisabledTags冲突</text:p>
      <text:p text:style-name="Text_20_body"><text:tab/>int get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// 以下方法不应定义在此类中</text:p>
      <text:p text:style-name="Text_20_body"><text:tab/>//boolean load(String path);</text:p>
      <text:p text:style-name="Text_20_body"><text:tab/>//boolean save();</text:p>
      <text:p text:style-name="Text_20_body"><text:soft-page-break/><text:tab/>//boolean save(String path);</text:p>
      <text:p text:style-name="Text_20_body"/>
      <text:p text:style-name="Text_20_body"/>
      <text:h text:style-name="Heading_20_2" text:outline-level="2">- CBOrdersSet</text:h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><text:tab/>boolean add();</text:p>
      <text:p text:style-name="Text_20_body"><text:tab/>boolean remove();</text:p>
      <text:p text:style-name="Text_20_body"><text:tab/>boolean update();</text:p>
      <text:p text:style-name="Text_20_body"><text:tab/>boolean get();</text:p>
      <text:p text:style-name="Text_20_body"><text:tab/>boolean sort(int sortType);<text:tab/>排序</text:p>
      <text:p text:style-name="Text_20_body"/>
      <text:p text:style-name="Text_20_body"/>
      <text:h text:style-name="Heading_20_2" text:outline-level="2">- 逻辑菜单项列表 CBMenuItemsSet</text:h>
      <text:p text:style-name="Text_20_body">* 菜单项 CBMenuItem的集合</text:p>
      <text:p text:style-name="Text_20_body">* 成员</text:p>
      <text:p text:style-name="Text_20_body"><text:tab/>mMenuItemList<text:tab/>List&lt;CBMenuItem&gt;类型</text:p>
      <text:p text:style-name="Text_20_body">* 方法</text:p>
      <text:p text:style-name="Standard"><text:tab/>CBMenuItemsSet();</text:p>
      <text:p text:style-name="Text_20_body"><text:tab/>CBMenuItemsSet( CBMenuItemsSet set);</text:p>
      <text:p text:style-name="Text_20_body"><text:tab/>boolean add(CBMenuItem item);<text:tab/>若已经存在,则不做任何操作并返回false</text:p>
      <text:p text:style-name="Text_20_body"><text:tab/>boolean update(CBMenuItem item);<text:tab/><text:tab/>若未存在,则返回false,否则更新</text:p>
      <text:p text:style-name="Text_20_body"><text:tab/>boolean update(int index, CBMenuItem item);</text:p>
      <text:p text:style-name="Text_20_body"><text:tab/>int combine( CBMenuItemsSet set);<text:tab/>与set合并,返回交集个数</text:p>
      <text:p text:style-name="Text_20_body"><text:tab/>boolean remove(CBMenuItem item);<text:tab/>若不存在,则返回false</text:p>
      <text:p text:style-name="Text_20_body"><text:tab/>boolean remove(int index);<text:tab/>!是否有意义!</text:p>
      <text:p text:style-name="Text_20_body"><text:tab/>boolean contains( CBMenuItem item);</text:p>
      <text:p text:style-name="Text_20_body"><text:tab/>int count();</text:p>
      <text:p text:style-name="Text_20_body"/>
      <text:p text:style-name="Text_20_body"/>
      <text:h text:style-name="Heading_20_2" text:outline-level="2"><text:soft-page-break/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sSet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/>
      <text:h text:style-name="Heading_20_2" text:outline-level="2">- 集合控制 CBIFSetHandler</text:h>
      <text:p text:style-name="Standard">* 对CBSet集合的控制</text:p>
      <text:p text:style-name="Standard"><text:tab/>boolean add();</text:p>
      <text:p text:style-name="Standard"><text:tab/>boolean update(item);</text:p>
      <text:p text:style-name="Standard"><text:tab/>boolean update(index, item);</text:p>
      <text:p text:style-name="Standard"><text:tab/>boolean remove(item);</text:p>
      <text:p text:style-name="Standard"><text:tab/>boolean remove(index);</text:p>
      <text:p text:style-name="Standard"><text:tab/>Item get(int index);</text:p>
      <text:p text:style-name="Standard"><text:tab/>Item get(Item item);<text:tab/>由合成的item查找出set中真正的item</text:p>
      <text:p text:style-name="Standard"><text:soft-page-break/><text:tab/>int getIndexOf(Item item);</text:p>
      <text:p text:style-name="Standard"><text:tab/>int combine(set);<text:tab/>与set合并,返回公共项数</text:p>
      <text:p text:style-name="Standard"><text:tab/>int count();</text:p>
      <text:p text:style-name="Standard"><text:tab/>boolean contains(Item item);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<text:soft-page-break/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7T13:48:11</dc:date>
    <meta:editing-duration>PT12H33M20S</meta:editing-duration>
    <meta:editing-cycles>263</meta:editing-cycles>
    <meta:generator>LibreOffice/3.5$Linux_x86 LibreOffice_project/350m1$Build-13</meta:generator>
    <meta:document-statistic meta:table-count="0" meta:image-count="0" meta:object-count="0" meta:page-count="7" meta:paragraph-count="169" meta:word-count="709" meta:character-count="4402" meta:non-whitespace-character-count="4222"/>
  </office:meta>
</office:document-meta>
</file>